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B000001A2171C0F64.png" manifest:media-type="image/png"/>
  <manifest:file-entry manifest:full-path="Pictures/10000000000001280000021F74293F36.png" manifest:media-type="image/png"/>
  <manifest:file-entry manifest:full-path="Pictures/100000000000018C00000078B9255BEF.png" manifest:media-type="image/png"/>
  <manifest:file-entry manifest:full-path="Pictures/100000000000018F0000008A1E1951A4.png" manifest:media-type="image/png"/>
  <manifest:file-entry manifest:full-path="Pictures/100000000000019500000075D4A2CF31.png" manifest:media-type="image/png"/>
  <manifest:file-entry manifest:full-path="Pictures/1000000000000198000000A3AFE8F248.png" manifest:media-type="image/png"/>
  <manifest:file-entry manifest:full-path="Pictures/1000000000000195000000E64C6782E5.png" manifest:media-type="image/png"/>
  <manifest:file-entry manifest:full-path="Pictures/10000000000001020000011C0F6AD1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9eb27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01487" officeooo:paragraph-rsid="0040148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e03f2" officeooo:paragraph-rsid="003e03f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94a20" officeooo:paragraph-rsid="00594a2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a972b" officeooo:paragraph-rsid="005a972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972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a972b" officeooo:paragraph-rsid="005ad679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a0bbc" officeooo:paragraph-rsid="0019eb27" style:font-size-asian="12pt" style:font-weight-asian="bold" style:font-size-complex="12pt" style:font-weight-complex="bold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94a20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83928" officeooo:paragraph-rsid="00583928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972b" officeooo:paragraph-rsid="005a972b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94a20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4a20" officeooo:paragraph-rsid="005a972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012ce" officeooo:paragraph-rsid="006012ce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5ca8a0"/>
    </style:style>
    <style:style style:name="P20" style:family="paragraph" style:parent-style-name="Standard" style:list-style-name="L6">
      <style:paragraph-properties fo:text-align="start" style:justify-single-word="false"/>
      <style:text-properties officeooo:paragraph-rsid="005a972b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5ad679"/>
    </style:style>
    <style:style style:name="P22" style:family="paragraph" style:parent-style-name="Standard" style:list-style-name="L8">
      <style:paragraph-properties fo:text-align="start" style:justify-single-word="false"/>
      <style:text-properties officeooo:paragraph-rsid="00594a20"/>
    </style:style>
    <style:style style:name="P23" style:family="paragraph" style:parent-style-name="Standard" style:list-style-name="L8">
      <style:paragraph-properties fo:text-align="start" style:justify-single-word="false"/>
      <style:text-properties officeooo:paragraph-rsid="005a972b"/>
    </style:style>
    <style:style style:name="P24" style:family="paragraph" style:parent-style-name="Standard" style:list-style-name="L10">
      <style:paragraph-properties fo:text-align="start" style:justify-single-word="false"/>
      <style:text-properties officeooo:paragraph-rsid="00594a20"/>
    </style:style>
    <style:style style:name="P25" style:family="paragraph" style:parent-style-name="Standard" style:list-style-name="L11">
      <style:paragraph-properties fo:text-align="start" style:justify-single-word="false"/>
      <style:text-properties officeooo:paragraph-rsid="005ad679"/>
    </style:style>
    <style:style style:name="P26" style:family="paragraph" style:parent-style-name="Standard" style:list-style-name="L8">
      <style:paragraph-properties fo:text-align="start" style:justify-single-word="false"/>
      <style:text-properties officeooo:rsid="00594a20" officeooo:paragraph-rsid="00594a20"/>
    </style:style>
    <style:style style:name="P27" style:family="paragraph" style:parent-style-name="Standard" style:list-style-name="L8">
      <style:paragraph-properties fo:text-align="start" style:justify-single-word="false"/>
      <style:text-properties officeooo:rsid="00594a20" officeooo:paragraph-rsid="005a972b"/>
    </style:style>
    <style:style style:name="P28" style:family="paragraph" style:parent-style-name="Standard" style:list-style-name="L9">
      <style:paragraph-properties fo:text-align="start" style:justify-single-word="false"/>
      <style:text-properties officeooo:rsid="00594a20" officeooo:paragraph-rsid="00594a20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5762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f508a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a972b" style:font-weight-asian="bold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594a20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a972b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5ad679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5ca8a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normal" officeooo:rsid="005ddfc7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5ecd4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5f3b30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a972b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94a2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5a972b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normal" officeooo:rsid="005ad679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594a20"/>
    </style:style>
    <style:style style:name="T26" style:family="text">
      <style:text-properties officeooo:rsid="005a9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5</text:span><text:span text:style-name="T8">0</text:span><text:span text:style-name="T5">1</text:span><text:span text:style-name="T3"> - </text:span><text:span text:style-name="T1">A/G </text:span><text:span text:style-name="T2">- </text:span><text:span text:style-name="T6">Guns, </text:span><text:span text:style-name="T4">Rockets</text:span><text:span text:style-name="T9">, Bombs</text:span></text:p>
      <text:p text:style-name="P10"/>
      <text:p text:style-name="P18">Depression tables:</text:p>
      <text:p text:style-name="P18"><draw:frame draw:style-name="fr1" draw:name="Image1" text:anchor-type="char" svg:x="0.1602in" svg:y="0.0484in" svg:width="3.0835in" svg:height="5.6563in" draw:z-index="0"><draw:image xlink:href="Pictures/10000000000001280000021F74293F36.png" xlink:type="simple" xlink:show="embed" xlink:actuate="onLoad" draw:mime-type="image/png"/></draw:frame></text:p>
      <text:p text:style-name="P18"><draw:frame draw:style-name="fr1" draw:name="Image2" text:anchor-type="char" svg:x="3.8535in" svg:y="0in" svg:width="4.1563in" svg:height="1.4374in" draw:z-index="1"><draw:image xlink:href="Pictures/100000000000018F0000008A1E1951A4.png" xlink:type="simple" xlink:show="embed" xlink:actuate="onLoad" draw:mime-type="image/png"/></draw:frame><draw:frame draw:style-name="fr1" draw:name="Image3" text:anchor-type="char" svg:x="3.7807in" svg:y="1.6252in" svg:width="4.2189in" svg:height="1.2189in" draw:z-index="2"><draw:image xlink:href="Pictures/100000000000019500000075D4A2CF31.png" xlink:type="simple" xlink:show="embed" xlink:actuate="onLoad" draw:mime-type="image/png"/></draw:frame><draw:frame draw:style-name="fr1" draw:name="Image4" text:anchor-type="char" svg:x="3.7598in" svg:y="3.0209in" svg:width="4.2189in" svg:height="2.3957in" draw:z-index="3"><draw:image xlink:href="Pictures/1000000000000195000000E64C6782E5.png" xlink:type="simple" xlink:show="embed" xlink:actuate="onLoad" draw:mime-type="image/png"/></draw:frame><draw:frame draw:style-name="fr1" draw:name="Image5" text:anchor-type="char" svg:x="3.848in" svg:y="5.5209in" svg:width="4.1252in" svg:height="1.25in" draw:z-index="4"><draw:image xlink:href="Pictures/100000000000018C00000078B9255BEF.png" xlink:type="simple" xlink:show="embed" xlink:actuate="onLoad" draw:mime-type="image/png"/></draw:frame><draw:frame draw:style-name="fr1" draw:name="Image6" text:anchor-type="char" svg:x="3.2543in" svg:y="9.3in" svg:width="3.2516in" svg:height="3.5791in" draw:z-index="5"><draw:image xlink:href="Pictures/10000000000001020000011C0F6AD170.png" xlink:type="simple" xlink:show="embed" xlink:actuate="onLoad" draw:mime-type="image/png"/></draw:frame><draw:frame draw:style-name="fr1" draw:name="Image7" text:anchor-type="char" svg:x="0.0516in" svg:y="7.4575in" svg:width="3.2555in" svg:height="5.4217in" draw:z-index="6"><draw:image xlink:href="Pictures/10000000000000FB000001A2171C0F64.png" xlink:type="simple" xlink:show="embed" xlink:actuate="onLoad" draw:mime-type="image/png"/></draw:frame><draw:frame draw:style-name="fr1" draw:name="Image8" text:anchor-type="char" svg:x="3.7646in" svg:y="6.8646in" svg:width="4.25in" svg:height="1.698in" draw:z-index="7"><draw:image xlink:href="Pictures/1000000000000198000000A3AFE8F2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16T22:52:04.813000000</dc:date>
    <meta:editing-duration>PT17H46M4S</meta:editing-duration>
    <meta:editing-cycles>69</meta:editing-cycles>
    <meta:generator>LibreOffice/24.2.2.2$Windows_X86_64 LibreOffice_project/d56cc158d8a96260b836f100ef4b4ef25d6f1a01</meta:generator>
    <meta:document-statistic meta:table-count="0" meta:image-count="8" meta:object-count="0" meta:page-count="1" meta:paragraph-count="2" meta:word-count="9" meta:character-count="50" meta:non-whitespace-character-count="43"/>
  </office:meta>
</office:document-meta>
</file>